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Monaco" svg:font-family="Monaco, 'Courier New', monospace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Ubuntu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eb613d" fo:font-size="9pt" style:text-underline-style="solid" style:text-underline-width="auto" style:text-underline-color="font-color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5">
      <style:paragraph-properties fo:text-align="start" style:justify-single-word="false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9">
      <style:paragraph-properties fo:text-align="start" style:justify-single-word="false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0">
      <style:paragraph-properties fo:text-align="start" style:justify-single-word="false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Ubuntu" fo:font-size="9pt" style:text-underline-style="none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fo:font-size="9pt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fo:color="#000000" fo:font-size="9pt" style:text-underline-style="none" style:font-size-asian="9pt" style:font-size-complex="9pt"/>
    </style:style>
    <style:style style:name="P14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fo:color="#000000" style:font-name="Ubuntu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eb613d" style:font-name="Ubuntu" fo:font-size="12pt" fo:font-weight="normal" style:font-size-asian="12pt" style:font-weight-asian="bold" style:font-size-complex="12pt" style:font-weight-complex="bold"/>
    </style:style>
    <style:style style:name="P17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weight="normal" style:font-weight-asian="normal" style:font-weight-complex="normal"/>
    </style:style>
    <style:style style:name="T6" style:family="text">
      <style:text-properties fo:font-size="12pt"/>
    </style:style>
    <style:style style:name="T7" style:family="text">
      <style:text-properties style:font-size-asian="12pt"/>
    </style:style>
    <style:style style:name="T8" style:family="text">
      <style:text-properties style:font-size-complex="12pt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visão de Trabalho para <text:span text:style-name="T2">André Freitas </text:span></text:p>
      <text:p text:style-name="P16"><text:bookmark text:name="clone-url-https"/><text:span text:style-name="T11">&gt; git clone https://andrefreitas@bitbucket.org/andrefreitas/cal-flight-advisor.git</text:span></text:p>
      <text:p text:style-name="P4"><text:span text:style-name="T2"/></text:p>
      <text:p text:style-name="P11"><text:span text:style-name="T4">Setup do Projeto em c++ e organização da estrutura do mesmo:</text:span></text:p>
      <text:list xml:id="list1272861199" text:style-name="L2">
        <text:list-item>
          <text:p text:style-name="P14">Criação de ficheiros adequados;</text:p>
        </text:list-item>
        <text:list-item>
          <text:p text:style-name="P15"><text:span text:style-name="T2">Código base no Git (com makefile de preferência);</text:span></text:p>
        </text:list-item>
        <text:list-item>
          <text:p text:style-name="P15"><text:span text:style-name="T2">Criação de Readme.txt.</text:span></text:p>
          <text:p text:style-name="P15"><text:span text:style-name="T2"/></text:p>
        </text:list-item>
      </text:list>
      <text:p text:style-name="P9"><text:span text:style-name="T2">Implementação das classes básicas do projeto:</text:span></text:p>
      <text:list xml:id="list1273520638" text:style-name="L5">
        <text:list-item>
          <text:p text:style-name="P6"><text:span text:style-name="T2">FlightAdvisor;</text:span></text:p>
        </text:list-item>
        <text:list-item>
          <text:p text:style-name="P6"><text:span text:style-name="T2">Waypoint</text:span></text:p>
        </text:list-item>
        <text:list-item>
          <text:p text:style-name="P6"><text:span text:style-name="T2">Airport;</text:span></text:p>
        </text:list-item>
        <text:list-item>
          <text:p text:style-name="P6"><text:span text:style-name="T2">Graph;</text:span></text:p>
        </text:list-item>
        <text:list-item>
          <text:p text:style-name="P6"><text:span text:style-name="T2">Localization.</text:span></text:p>
        </text:list-item>
      </text:list>
      <text:p text:style-name="P5"><text:span text:style-name="T2"/></text:p>
      <text:p text:style-name="P9"><text:span text:style-name="T2">Leia-me por favor:</text:span></text:p>
      <text:p text:style-name="P5"><text:span text:style-name="T2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span text:style-name="T5">Considerações sobre o desenvolvimento de código:</text:span></text:p>
          </table:table-cell>
        </table:table-row>
        <table:table-row>
          <table:table-cell table:style-name="Tabela2.A2" office:value-type="string">
            <text:p text:style-name="P12"><text:span text:style-name="T5">Todo o código deve ser bem estruturado, simples, fácil de interpretar e deve evitar redundância de instruções, recorrendo-se assim a definição de funções e sua parametrização consoante as necessidades. Utilizar comentários sempre que necessário para descrever uma funcionalidade, variável ou algoritmo.</text:span></text:p>
          </table:table-cell>
        </table:table-row>
        <table:table-row>
          <table:table-cell table:style-name="Tabela2.A2" office:value-type="string">
            <text:p text:style-name="P2"><text:span text:style-name="T5">Antes de entregar a sua parte do trabalho:</text:span></text:p>
          </table:table-cell>
        </table:table-row>
        <table:table-row>
          <table:table-cell table:style-name="Tabela2.A2" office:value-type="string">
            <text:p text:style-name="P13"><text:span text:style-name="T5">Verificar que o código é legível, modular e fácil de implementar em outras soluções. Testar todo os casos de utilização, elaborar testes e eliminar todo o tipo de bugs.</text:span></text:p>
          </table:table-cell>
        </table:table-row>
        <table:table-row>
          <table:table-cell table:style-name="Tabela2.A2" office:value-type="string">
            <text:p text:style-name="P2"><text:span text:style-name="T5">Como entregar esta parte do trabalho?</text:span></text:p>
          </table:table-cell>
        </table:table-row>
        <table:table-row>
          <table:table-cell table:style-name="Tabela2.A2" office:value-type="string">
            <text:p text:style-name="P10"><text:span text:style-name="T2">É utilizado o Git para gestão do código. Foi criada uma pasta dentro do repositório, com o nome workingDir/[OSeuPrimeiroNome]/ para colocar todos os ficheiros da sua parte do trabalho. Crie um ficheiro readme.txt para poder descrever os ficheiros que criou e criar um tipo de changelog.</text:span></text:p>
          </table:table-cell>
        </table:table-row>
      </table:table>
      <text:p text:style-name="P5"><text:span text:style-name="T2"/></text:p>
      <text:p text:style-name="P9"><text:span text:style-name="T2">Apontamentos:</text:span></text:p>
      <text:p text:style-name="P5"><text:span text:style-name="T2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3"><text:soft-page-break/>Divisão de Trabalho para <text:span text:style-name="T2">Olivier Alves</text:span></text:p>
      <text:p text:style-name="P16"><text:bookmark text:name="clone-url-https1"/><text:span text:style-name="T11">&gt; git clone https://andrefreitas@bitbucket.org/andrefreitas/cal-flight-advisor.git</text:span></text:p>
      <text:p text:style-name="P4"><text:span text:style-name="T2"/></text:p>
      <text:p text:style-name="P11"><text:span text:style-name="T4">Definição das rotas e waypoints</text:span></text:p>
      <text:list xml:id="list1751072087" text:continue-list="list1272861199" text:style-name="L2">
        <text:list-item>
          <text:p text:style-name="P14">Encontrar na Internet ou criar rotas, usando waypoints ( pontos de passagem). Não esquecer que um aeroporto pode ser um waypoint.</text:p>
        </text:list-item>
        <text:list-item>
          <text:p text:style-name="P14">Encontrar uma estratégia para definir as rotas num ficheiro, de modo a que se defina a sequência dos waypoints. </text:p>
        </text:list-item>
        <text:list-item>
          <text:p text:style-name="P15"><text:span text:style-name="T2">Implementação das rotas num ficheiro em formato .csv</text:span></text:p>
          <text:p text:style-name="P15"><text:span text:style-name="T2"/></text:p>
        </text:list-item>
      </text:list>
      <text:p text:style-name="P9"><text:span text:style-name="T2">Parsing das Rotas para um Grafo:</text:span></text:p>
      <text:list xml:id="list1925596893" text:style-name="L9">
        <text:list-item>
          <text:p text:style-name="P7"><text:span text:style-name="T2">Encontrar uma estratégia para ler um ficheiro .csv das rotas e converter essas informação num grafo, em que cada ponto é um waypoint, podendo ser ou não um aeroporto.</text:span></text:p>
        </text:list-item>
        <text:list-item>
          <text:p text:style-name="P7"><text:span text:style-name="T2">Criar uma função/classe para o </text:span><text:span text:style-name="T12">parsing</text:span><text:span text:style-name="T2"> do ficheiro das rotas para um grafo.</text:span></text:p>
        </text:list-item>
      </text:list>
      <text:p text:style-name="P5"><text:span text:style-name="T2"/></text:p>
      <text:p text:style-name="P5"><text:span text:style-name="T2"/></text:p>
      <text:p text:style-name="P9"><text:span text:style-name="T2">Leia-me por favor:</text:span></text:p>
      <text:p text:style-name="P5"><text:span text:style-name="T2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span text:style-name="T5">Considerações sobre o desenvolvimento de código:</text:span></text:p>
          </table:table-cell>
        </table:table-row>
        <table:table-row>
          <table:table-cell table:style-name="Tabela3.A2" office:value-type="string">
            <text:p text:style-name="P12"><text:span text:style-name="T5">Todo o código deve ser bem estruturado, simples, fácil de interpretar e deve evitar redundância de instruções, recorrendo-se assim a definição de funções e sua parametrização consoante as necessidades. Utilizar comentários sempre que necessário para descrever uma funcionalidade, variável ou algoritmo.</text:span></text:p>
          </table:table-cell>
        </table:table-row>
        <table:table-row>
          <table:table-cell table:style-name="Tabela3.A2" office:value-type="string">
            <text:p text:style-name="P2"><text:span text:style-name="T5">Antes de entregar a sua parte do trabalho:</text:span></text:p>
          </table:table-cell>
        </table:table-row>
        <table:table-row>
          <table:table-cell table:style-name="Tabela3.A2" office:value-type="string">
            <text:p text:style-name="P13"><text:span text:style-name="T5">Verificar que o código é legível, modular e fácil de implementar em outras soluções. Testar todo os casos de utilização, elaborar testes e eliminar todo o tipo de bugs.</text:span></text:p>
          </table:table-cell>
        </table:table-row>
        <table:table-row>
          <table:table-cell table:style-name="Tabela3.A2" office:value-type="string">
            <text:p text:style-name="P2"><text:span text:style-name="T5">Como entregar esta parte do trabalho?</text:span></text:p>
          </table:table-cell>
        </table:table-row>
        <table:table-row>
          <table:table-cell table:style-name="Tabela3.A2" office:value-type="string">
            <text:p text:style-name="P10"><text:span text:style-name="T2">É utilizado o Git para gestão do código. Foi criada uma pasta dentro do repositório, com o nome workingDir/[OSeuPrimeiroNome]/ para colocar todos os ficheiros da sua parte do trabalho. Crie um ficheiro readme.txt para poder descrever os ficheiros que criou e criar um tipo de </text:span><text:span text:style-name="T12">changelog.</text:span></text:p>
          </table:table-cell>
        </table:table-row>
      </table:table>
      <text:p text:style-name="P5"><text:span text:style-name="T2"/></text:p>
      <text:p text:style-name="P9"><text:span text:style-name="T2">Apontamentos:</text:span></text:p>
      <text:p text:style-name="P5"><text:span text:style-name="T2"/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oft-page-break/></text:p>
            <text:p text:style-name="P1"/>
          </table:table-cell>
        </table:table-row>
      </table:table>
      <text:p text:style-name="P3">Divisão de Trabalho para <text:span text:style-name="T2">Tiago Tavares</text:span></text:p>
      <text:p text:style-name="P16"><text:bookmark text:name="clone-url-https11"/><text:span text:style-name="T11">&gt; git clone https://andrefreitas@bitbucket.org/andrefreitas/cal-flight-advisor.git</text:span></text:p>
      <text:p text:style-name="P4"><text:span text:style-name="T2"/></text:p>
      <text:p text:style-name="P11"><text:span text:style-name="T4">Criação da Interface para o Utilizador</text:span></text:p>
      <text:list xml:id="list2036981868" text:continue-list="list1751072087" text:style-name="L2">
        <text:list-item>
          <text:p text:style-name="P15"><text:span text:style-name="T2">Criar uma ideia da interface de entrada de dados do utilizador, ou seja, optar por linha de comandos ou caixas de diálogo.</text:span></text:p>
        </text:list-item>
        <text:list-item>
          <text:p text:style-name="P15"><text:span text:style-name="T2">Identificar os inputs que serão dados e a maneira como serão controlados.</text:span></text:p>
        </text:list-item>
        <text:list-item>
          <text:p text:style-name="P15"><text:span text:style-name="T2">Definir como os resultados do processamento dos inputs serão apresentados (</text:span><text:span text:style-name="T12">graphviewer</text:span><text:span text:style-name="T2">).</text:span></text:p>
        </text:list-item>
        <text:list-item>
          <text:p text:style-name="P15"><text:span text:style-name="T2">Implementar a interface em c++: tornar modular para o FlightAdvisor, recorrendo a funções o máximo genéricas.</text:span></text:p>
          <text:p text:style-name="P15"><text:span text:style-name="T2"/></text:p>
        </text:list-item>
      </text:list>
      <text:p text:style-name="P9"><text:span text:style-name="T2">Representação da Rota na Interface:</text:span></text:p>
      <text:list xml:id="list1279002428" text:style-name="L10">
        <text:list-item>
          <text:p text:style-name="P8"><text:span text:style-name="T2">Testar <text:s/>e implementar o </text:span><text:span text:style-name="T12">graphviewer</text:span><text:span text:style-name="T2"> da FEUP.</text:span></text:p>
        </text:list-item>
        <text:list-item>
          <text:p text:style-name="P8"><text:span text:style-name="T2">Integrar com a interface definida anteriormente.</text:span></text:p>
        </text:list-item>
      </text:list>
      <text:p text:style-name="P5"><text:span text:style-name="T2"/></text:p>
      <text:p text:style-name="P5"><text:span text:style-name="T2"/></text:p>
      <text:p text:style-name="P9"><text:span text:style-name="T2">Leia-me por favor:</text:span></text:p>
      <text:p text:style-name="P5"><text:span text:style-name="T2"/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"><text:span text:style-name="T5">Considerações sobre o desenvolvimento de código:</text:span></text:p>
          </table:table-cell>
        </table:table-row>
        <table:table-row>
          <table:table-cell table:style-name="Tabela5.A2" office:value-type="string">
            <text:p text:style-name="P12"><text:span text:style-name="T5">Todo o código deve ser bem estruturado, simples, fácil de interpretar e deve evitar redundância de instruções, recorrendo-se assim a definição de funções e sua parametrização consoante as necessidades. Utilizar comentários sempre que necessário para descrever uma funcionalidade, variável ou algoritmo.</text:span></text:p>
          </table:table-cell>
        </table:table-row>
        <table:table-row>
          <table:table-cell table:style-name="Tabela5.A2" office:value-type="string">
            <text:p text:style-name="P2"><text:span text:style-name="T5">Antes de entregar a sua parte do trabalho:</text:span></text:p>
          </table:table-cell>
        </table:table-row>
        <table:table-row>
          <table:table-cell table:style-name="Tabela5.A2" office:value-type="string">
            <text:p text:style-name="P13"><text:span text:style-name="T5">Verificar que o código é legível, modular e fácil de implementar em outras soluções. Testar todo os casos de utilização, elaborar testes e eliminar todo o tipo de bugs.</text:span></text:p>
          </table:table-cell>
        </table:table-row>
        <table:table-row>
          <table:table-cell table:style-name="Tabela5.A2" office:value-type="string">
            <text:p text:style-name="P2"><text:span text:style-name="T5">Como entregar esta parte do trabalho?</text:span></text:p>
          </table:table-cell>
        </table:table-row>
        <table:table-row>
          <table:table-cell table:style-name="Tabela5.A2" office:value-type="string">
            <text:p text:style-name="P10"><text:span text:style-name="T2">É utilizado o Git para gestão do código. Foi criada uma pasta dentro do repositório, com o nome workingDir/[OSeuPrimeiroNome]/ para colocar todos os ficheiros da sua parte do trabalho. Crie um ficheiro readme.txt para poder descrever os ficheiros que criou e criar um tipo de </text:span><text:span text:style-name="T12">changelog.</text:span></text:p>
          </table:table-cell>
        </table:table-row>
      </table:table>
      <text:p text:style-name="P5"><text:span text:style-name="T2"/></text:p>
      <text:p text:style-name="P9"><text:span text:style-name="T2">Apontamentos:</text:span></text:p>
      <text:p text:style-name="P5"><text:span text:style-name="T2"/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Monaco" svg:font-family="Monaco, 'Courier New', monospace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Qual é o cúmulo do caderno? As folhas caírem no outono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Freitas</meta:initial-creator>
    <meta:creation-date>2012-03-31T00:05:41</meta:creation-date>
    <dc:date>2012-03-31T00:54:24</dc:date>
    <dc:creator>André Freitas</dc:creator>
    <meta:editing-duration>PT48M44S</meta:editing-duration>
    <meta:editing-cycles>9</meta:editing-cycles>
    <meta:generator>LibreOffice/3.4$Unix LibreOffice_project/340m1$Build-402</meta:generator>
    <meta:document-statistic meta:table-count="6" meta:image-count="0" meta:object-count="0" meta:page-count="3" meta:paragraph-count="56" meta:word-count="703" meta:character-count="4587" meta:non-whitespace-character-count="3956"/>
  </office:meta>
</office:document-meta>
</file>